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60pt" fo:letter-spacing="normal" fo:font-style="normal" fo:font-weight="bold" officeooo:rsid="00242103" officeooo:paragraph-rsid="0026cf31" style:font-name-asian="Liberation Mono" style:font-size-asian="60pt" style:font-weight-asian="bold" style:font-name-complex="Liberation Mono" style:font-size-complex="60pt" style:font-weight-complex="bold"/>
    </style:style>
    <style:style style:name="P3" style:family="paragraph" style:parent-style-name="Standard">
      <style:text-properties fo:font-size="22pt" officeooo:rsid="0017fe9d" officeooo:paragraph-rsid="0020fd7e" style:font-size-asian="22pt" style:font-size-complex="22pt"/>
    </style:style>
    <style:style style:name="P4" style:family="paragraph" style:parent-style-name="Standard">
      <style:text-properties fo:font-size="36pt" officeooo:rsid="0028ff95" officeooo:paragraph-rsid="0028ff95" style:font-size-asian="36pt" style:font-size-complex="36pt"/>
    </style:style>
    <style:style style:name="T1" style:family="text">
      <style:text-properties officeooo:rsid="0026cf31"/>
    </style:style>
    <style:style style:name="T2" style:family="text">
      <style:text-properties officeooo:rsid="00287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nwood – Gimme Some Lovin'</text:p>
      <text:p text:style-name="P3">Original key: <text:s text:c="4"/>Us: </text:p>
      <text:p text:style-name="P1"/>
      <text:p text:style-name="P2"><text:s text:c="2"/><text:span text:style-name="T2">Sit Ou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7T10:50:56.055901174</dc:date>
    <meta:editing-duration>PT2H14M18S</meta:editing-duration>
    <meta:editing-cycles>3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" meta:word-count="9" meta:character-count="58" meta:non-whitespace-character-count="44"/>
  </office:meta>
</office:document-meta>
</file>